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2cm" style:rel-width="90%" table:align="left"/>
    </style:style>
    <style:style style:name="Tabla1.A" style:family="table-column">
      <style:table-column-properties style:column-width="2.066cm" style:rel-column-width="7519*"/>
    </style:style>
    <style:style style:name="Tabla1.B" style:family="table-column">
      <style:table-column-properties style:column-width="5.971cm" style:rel-column-width="21737*"/>
    </style:style>
    <style:style style:name="Tabla1.C" style:family="table-column">
      <style:table-column-properties style:column-width="8.163cm" style:rel-column-width="29722*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6.2cm" style:rel-width="90%" table:align="left"/>
    </style:style>
    <style:style style:name="Tabla2.A" style:family="table-column">
      <style:table-column-properties style:column-width="2.066cm" style:rel-column-width="7519*"/>
    </style:style>
    <style:style style:name="Tabla2.B" style:family="table-column">
      <style:table-column-properties style:column-width="7.015cm" style:rel-column-width="25539*"/>
    </style:style>
    <style:style style:name="Tabla2.C" style:family="table-column">
      <style:table-column-properties style:column-width="7.119cm" style:rel-column-width="25920*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6.2cm" style:rel-width="90%" table:align="left"/>
    </style:style>
    <style:style style:name="Tabla3.A" style:family="table-column">
      <style:table-column-properties style:column-width="2.066cm" style:rel-column-width="7519*"/>
    </style:style>
    <style:style style:name="Tabla3.B" style:family="table-column">
      <style:table-column-properties style:column-width="5.858cm" style:rel-column-width="21326*"/>
    </style:style>
    <style:style style:name="Tabla3.C" style:family="table-column">
      <style:table-column-properties style:column-width="8.276cm" style:rel-column-width="30133*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6.2cm" style:rel-width="90%" table:align="left"/>
    </style:style>
    <style:style style:name="Tabla4.A" style:family="table-column">
      <style:table-column-properties style:column-width="2.066cm" style:rel-column-width="7519*"/>
    </style:style>
    <style:style style:name="Tabla4.B" style:family="table-column">
      <style:table-column-properties style:column-width="7.639cm" style:rel-column-width="27812*"/>
    </style:style>
    <style:style style:name="Tabla4.C" style:family="table-column">
      <style:table-column-properties style:column-width="6.495cm" style:rel-column-width="23647*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6.2cm" style:rel-width="90%" table:align="left"/>
    </style:style>
    <style:style style:name="Tabla5.A" style:family="table-column">
      <style:table-column-properties style:column-width="2.066cm" style:rel-column-width="7519*"/>
    </style:style>
    <style:style style:name="Tabla5.B" style:family="table-column">
      <style:table-column-properties style:column-width="5.087cm" style:rel-column-width="18520*"/>
    </style:style>
    <style:style style:name="Tabla5.C" style:family="table-column">
      <style:table-column-properties style:column-width="9.047cm" style:rel-column-width="32939*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6.2cm" style:rel-width="90%" table:align="left"/>
    </style:style>
    <style:style style:name="Tabla6.A" style:family="table-column">
      <style:table-column-properties style:column-width="2.066cm" style:rel-column-width="7519*"/>
    </style:style>
    <style:style style:name="Tabla6.B" style:family="table-column">
      <style:table-column-properties style:column-width="4.131cm" style:rel-column-width="15039*"/>
    </style:style>
    <style:style style:name="Tabla6.C" style:family="table-column">
      <style:table-column-properties style:column-width="10.003cm" style:rel-column-width="36420*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6.2cm" style:rel-width="90%" table:align="left"/>
    </style:style>
    <style:style style:name="Tabla7.A" style:family="table-column">
      <style:table-column-properties style:column-width="2.066cm" style:rel-column-width="7519*"/>
    </style:style>
    <style:style style:name="Tabla7.B" style:family="table-column">
      <style:table-column-properties style:column-width="6.174cm" style:rel-column-width="22476*"/>
    </style:style>
    <style:style style:name="Tabla7.C" style:family="table-column">
      <style:table-column-properties style:column-width="7.96cm" style:rel-column-width="28983*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16.2cm" style:rel-width="90%" table:align="left"/>
    </style:style>
    <style:style style:name="Tabla8.A" style:family="table-column">
      <style:table-column-properties style:column-width="2.066cm" style:rel-column-width="7519*"/>
    </style:style>
    <style:style style:name="Tabla8.B" style:family="table-column">
      <style:table-column-properties style:column-width="6.311cm" style:rel-column-width="22977*"/>
    </style:style>
    <style:style style:name="Tabla8.C" style:family="table-column">
      <style:table-column-properties style:column-width="7.823cm" style:rel-column-width="28482*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16.2cm" style:rel-width="90%" table:align="left"/>
    </style:style>
    <style:style style:name="Tabla9.A" style:family="table-column">
      <style:table-column-properties style:column-width="2.066cm" style:rel-column-width="7519*"/>
    </style:style>
    <style:style style:name="Tabla9.B" style:family="table-column">
      <style:table-column-properties style:column-width="9.657cm" style:rel-column-width="35159*"/>
    </style:style>
    <style:style style:name="Tabla9.C" style:family="table-column">
      <style:table-column-properties style:column-width="4.477cm" style:rel-column-width="16300*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16.2cm" style:rel-width="90%" table:align="left"/>
    </style:style>
    <style:style style:name="Tabla10.A" style:family="table-column">
      <style:table-column-properties style:column-width="2.066cm" style:rel-column-width="7519*"/>
    </style:style>
    <style:style style:name="Tabla10.B" style:family="table-column">
      <style:table-column-properties style:column-width="6.646cm" style:rel-column-width="24197*"/>
    </style:style>
    <style:style style:name="Tabla10.C" style:family="table-column">
      <style:table-column-properties style:column-width="7.488cm" style:rel-column-width="27262*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16.2cm" style:rel-width="90%" table:align="left"/>
    </style:style>
    <style:style style:name="Tabla11.A" style:family="table-column">
      <style:table-column-properties style:column-width="2.066cm" style:rel-column-width="7519*"/>
    </style:style>
    <style:style style:name="Tabla11.B" style:family="table-column">
      <style:table-column-properties style:column-width="3.785cm" style:rel-column-width="13781*"/>
    </style:style>
    <style:style style:name="Tabla11.C" style:family="table-column">
      <style:table-column-properties style:column-width="10.349cm" style:rel-column-width="37678*"/>
    </style:style>
    <style:style style:name="Tabla11.A1" style:family="table-cell">
      <style:table-cell-properties style:vertical-align="middle" fo:padding="0.049cm" fo:border="none"/>
    </style:style>
    <style:style style:name="Tabla12" style:family="table">
      <style:table-properties style:width="16.2cm" style:rel-width="90%" table:align="left"/>
    </style:style>
    <style:style style:name="Tabla12.A" style:family="table-column">
      <style:table-column-properties style:column-width="2.066cm" style:rel-column-width="7519*"/>
    </style:style>
    <style:style style:name="Tabla12.B" style:family="table-column">
      <style:table-column-properties style:column-width="4.932cm" style:rel-column-width="17955*"/>
    </style:style>
    <style:style style:name="Tabla12.C" style:family="table-column">
      <style:table-column-properties style:column-width="9.202cm" style:rel-column-width="33504*"/>
    </style:style>
    <style:style style:name="Tabla12.A1" style:family="table-cell">
      <style:table-cell-properties style:vertical-align="middle" fo:padding="0.049cm" fo:border="none"/>
    </style:style>
    <style:style style:name="Tabla13" style:family="table">
      <style:table-properties style:width="16.2cm" style:rel-width="90%" table:align="left"/>
    </style:style>
    <style:style style:name="Tabla13.A" style:family="table-column">
      <style:table-column-properties style:column-width="2.066cm" style:rel-column-width="7519*"/>
    </style:style>
    <style:style style:name="Tabla13.B" style:family="table-column">
      <style:table-column-properties style:column-width="10.1cm" style:rel-column-width="36771*"/>
    </style:style>
    <style:style style:name="Tabla13.C" style:family="table-column">
      <style:table-column-properties style:column-width="4.034cm" style:rel-column-width="14688*"/>
    </style:style>
    <style:style style:name="Tabla13.A1" style:family="table-cell">
      <style:table-cell-properties style:vertical-align="middle" fo:padding="0.049cm" fo:border="none"/>
    </style:style>
    <style:style style:name="Tabla14" style:family="table">
      <style:table-properties style:width="16.2cm" style:rel-width="90%" table:align="left"/>
    </style:style>
    <style:style style:name="Tabla14.A" style:family="table-column">
      <style:table-column-properties style:column-width="2.066cm" style:rel-column-width="7519*"/>
    </style:style>
    <style:style style:name="Tabla14.B" style:family="table-column">
      <style:table-column-properties style:column-width="6.131cm" style:rel-column-width="22322*"/>
    </style:style>
    <style:style style:name="Tabla14.C" style:family="table-column">
      <style:table-column-properties style:column-width="8.003cm" style:rel-column-width="29137*"/>
    </style:style>
    <style:style style:name="Tabla14.A1" style:family="table-cell">
      <style:table-cell-properties style:vertical-align="middle" fo:padding="0.049cm" fo:border="none"/>
    </style:style>
    <style:style style:name="Tabla15" style:family="table">
      <style:table-properties style:width="16.2cm" style:rel-width="90%" table:align="left"/>
    </style:style>
    <style:style style:name="Tabla15.A" style:family="table-column">
      <style:table-column-properties style:column-width="2.066cm" style:rel-column-width="7519*"/>
    </style:style>
    <style:style style:name="Tabla15.B" style:family="table-column">
      <style:table-column-properties style:column-width="6.082cm" style:rel-column-width="22142*"/>
    </style:style>
    <style:style style:name="Tabla15.C" style:family="table-column">
      <style:table-column-properties style:column-width="8.052cm" style:rel-column-width="29317*"/>
    </style:style>
    <style:style style:name="Tabla15.A1" style:family="table-cell">
      <style:table-cell-properties style:vertical-align="middle" fo:padding="0.049cm" fo:border="none"/>
    </style:style>
    <style:style style:name="P1" style:family="paragraph" style:parent-style-name="Text_20_body" style:master-page-name="HTML">
      <style:paragraph-properties fo:margin-top="0cm" fo:margin-bottom="0cm" style:contextual-spacing="false"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padding="0cm" fo:border="none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 style:list-style-name="L3"/>
    <style:style style:name="P8" style:family="paragraph" style:parent-style-name="Table_20_Contents" style:list-style-name="L4"/>
    <style:style style:name="P9" style:family="paragraph" style:parent-style-name="Table_20_Contents" style:list-style-name="L5"/>
    <style:style style:name="P10" style:family="paragraph" style:parent-style-name="Table_20_Contents" style:list-style-name="L6"/>
    <style:style style:name="P11" style:family="paragraph" style:parent-style-name="Table_20_Contents" style:list-style-name="L7"/>
    <style:style style:name="P12" style:family="paragraph" style:parent-style-name="Table_20_Contents" style:list-style-name="L8"/>
    <style:style style:name="P13" style:family="paragraph" style:parent-style-name="Table_20_Contents" style:list-style-name="L9"/>
    <style:style style:name="P14" style:family="paragraph" style:parent-style-name="Table_20_Contents" style:list-style-name="L10"/>
    <style:style style:name="P15" style:family="paragraph" style:parent-style-name="Table_20_Contents" style:list-style-name="L11"/>
    <style:style style:name="P16" style:family="paragraph" style:parent-style-name="Table_20_Contents" style:list-style-name="L12"/>
    <style:style style:name="P17" style:family="paragraph" style:parent-style-name="Table_20_Contents" style:list-style-name="L13"/>
    <style:style style:name="P18" style:family="paragraph" style:parent-style-name="Table_20_Contents" style:list-style-name="L14"/>
    <style:style style:name="P19" style:family="paragraph" style:parent-style-name="Table_20_Contents" style:list-style-name="L15"/>
    <style:style style:name="P20" style:family="paragraph" style:parent-style-name="Table_20_Contents" style:list-style-name="L16"/>
    <style:style style:name="P21" style:family="paragraph" style:parent-style-name="Table_20_Contents" style:list-style-name="L17"/>
    <style:style style:name="P22" style:family="paragraph" style:parent-style-name="Table_20_Contents" style:list-style-name="L1">
      <style:paragraph-properties fo:margin-top="0cm" fo:margin-bottom="0cm" style:contextual-spacing="false"/>
    </style:style>
    <style:style style:name="P23" style:family="paragraph" style:parent-style-name="Table_20_Contents" style:list-style-name="L2">
      <style:paragraph-properties fo:margin-top="0cm" fo:margin-bottom="0cm" style:contextual-spacing="false"/>
    </style:style>
    <style:style style:name="P24" style:family="paragraph" style:parent-style-name="Table_20_Contents" style:list-style-name="L3">
      <style:paragraph-properties fo:margin-top="0cm" fo:margin-bottom="0cm" style:contextual-spacing="false"/>
    </style:style>
    <style:style style:name="P25" style:family="paragraph" style:parent-style-name="Table_20_Contents" style:list-style-name="L4">
      <style:paragraph-properties fo:margin-top="0cm" fo:margin-bottom="0cm" style:contextual-spacing="false"/>
    </style:style>
    <style:style style:name="P26" style:family="paragraph" style:parent-style-name="Table_20_Contents" style:list-style-name="L5">
      <style:paragraph-properties fo:margin-top="0cm" fo:margin-bottom="0cm" style:contextual-spacing="false"/>
    </style:style>
    <style:style style:name="P27" style:family="paragraph" style:parent-style-name="Table_20_Contents" style:list-style-name="L6">
      <style:paragraph-properties fo:margin-top="0cm" fo:margin-bottom="0cm" style:contextual-spacing="false"/>
    </style:style>
    <style:style style:name="P28" style:family="paragraph" style:parent-style-name="Table_20_Contents" style:list-style-name="L7">
      <style:paragraph-properties fo:margin-top="0cm" fo:margin-bottom="0cm" style:contextual-spacing="false"/>
    </style:style>
    <style:style style:name="P29" style:family="paragraph" style:parent-style-name="Table_20_Contents" style:list-style-name="L8">
      <style:paragraph-properties fo:margin-top="0cm" fo:margin-bottom="0cm" style:contextual-spacing="false"/>
    </style:style>
    <style:style style:name="P30" style:family="paragraph" style:parent-style-name="Table_20_Contents" style:list-style-name="L9">
      <style:paragraph-properties fo:margin-top="0cm" fo:margin-bottom="0cm" style:contextual-spacing="false"/>
    </style:style>
    <style:style style:name="P31" style:family="paragraph" style:parent-style-name="Table_20_Contents" style:list-style-name="L10">
      <style:paragraph-properties fo:margin-top="0cm" fo:margin-bottom="0cm" style:contextual-spacing="false"/>
    </style:style>
    <style:style style:name="P32" style:family="paragraph" style:parent-style-name="Table_20_Contents" style:list-style-name="L11">
      <style:paragraph-properties fo:margin-top="0cm" fo:margin-bottom="0cm" style:contextual-spacing="false"/>
    </style:style>
    <style:style style:name="P33" style:family="paragraph" style:parent-style-name="Table_20_Contents" style:list-style-name="L12">
      <style:paragraph-properties fo:margin-top="0cm" fo:margin-bottom="0cm" style:contextual-spacing="false"/>
    </style:style>
    <style:style style:name="P34" style:family="paragraph" style:parent-style-name="Table_20_Contents" style:list-style-name="L13">
      <style:paragraph-properties fo:margin-top="0cm" fo:margin-bottom="0cm" style:contextual-spacing="false"/>
    </style:style>
    <style:style style:name="P35" style:family="paragraph" style:parent-style-name="Table_20_Contents" style:list-style-name="L14">
      <style:paragraph-properties fo:margin-top="0cm" fo:margin-bottom="0cm" style:contextual-spacing="false"/>
    </style:style>
    <style:style style:name="P36" style:family="paragraph" style:parent-style-name="Table_20_Contents" style:list-style-name="L15">
      <style:paragraph-properties fo:margin-top="0cm" fo:margin-bottom="0cm" style:contextual-spacing="false"/>
    </style:style>
    <style:style style:name="P37" style:family="paragraph" style:parent-style-name="Table_20_Contents" style:list-style-name="L16">
      <style:paragraph-properties fo:margin-top="0cm" fo:margin-bottom="0cm" style:contextual-spacing="false"/>
    </style:style>
    <style:style style:name="P38" style:family="paragraph" style:parent-style-name="Table_20_Contents" style:list-style-name="L17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Imagen1" text:anchor-type="as-char" svg:width="3.043cm" svg:height="1.402cm" draw:z-index="0"><draw:image xlink:href="http://testing.i-administracion.junta-andalucia.es/testlink/gui/themes/default/images/company_logo.png" xlink:type="simple" xlink:show="embed" xlink:actuate="onLoad"/></draw:frame></text:p>
      <text:p text:style-name="Text_20_body">Infocor - Pruebas Solicitudes de Informes Vinculantes (ICINF)</text:p>
      <text:p text:style-name="Text_20_body">Especificación de Test</text:p>
      <text:p text:style-name="Text_20_body"><text:bookmark text:name="prodname"/>Project: Infocor</text:p>
      <text:p text:style-name="Text_20_body"><text:bookmark text:name="author"/>Autor: jantonio.campano.ext</text:p>
      <text:p text:style-name="Text_20_body"><text:bookmark text:name="printedby"/>Imprimido por TestLink el 19/11/2014</text:p>
      <text:section text:style-name="Sect1" text:name="copyright">
        <text:p text:style-name="Text_20_body">2009 © TestLink Community</text:p>
      </text:section>
      <text:p text:style-name="Heading_20_1">Tabla de Contenidos</text:p>
      <text:p text:style-name="P3"><text:a xlink:type="simple" xlink:href="#toc_1"><text:span text:style-name="T1">1. Pruebas Solicitudes de Informes Vinculantes (ICINF)</text:span></text:a></text:p>
      <text:p text:style-name="P3"><text:a xlink:type="simple" xlink:href="#toc_tc9782">INF - ICINIF - 001: Alta</text:a></text:p>
      <text:p text:style-name="P3"><text:a xlink:type="simple" xlink:href="#toc_tc9784">INF - ICINIF - 002: Modificación</text:a></text:p>
      <text:p text:style-name="P3"><text:a xlink:type="simple" xlink:href="#toc_tc9786">INF - ICINIF - 003: Incorporación y firma de documentación</text:a></text:p>
      <text:p text:style-name="P3"><text:a xlink:type="simple" xlink:href="#toc_tc9790">INF - ICINIF - 004: Tramitación</text:a></text:p>
      <text:p text:style-name="P3"><text:a xlink:type="simple" xlink:href="#toc_tc9815">INF - ICINIF - 005_1: Anulación de solicitud</text:a></text:p>
      <text:p text:style-name="P3"><text:a xlink:type="simple" xlink:href="#toc_tc9792">INF - ICINIF - 005_2: Firma de solicitud</text:a></text:p>
      <text:p text:style-name="P3"><text:a xlink:type="simple" xlink:href="#toc_tc9794">INF - ICINIF - 006: Descarga de información de firma de solicitud</text:a></text:p>
      <text:p text:style-name="P3"><text:a xlink:type="simple" xlink:href="#toc_tc9796">INF - ICINIF - 007: Apertura y búsqueda de solicitudes en Agenda de Tramitación</text:a></text:p>
      <text:p text:style-name="P3"><text:a xlink:type="simple" xlink:href="#toc_tc9798">INF - ICINIF - 008: Tramitación en escritorio de tramitación</text:a></text:p>
      <text:p text:style-name="P3"><text:a xlink:type="simple" xlink:href="#toc_tc9800">INF - ICINIF - 009: Fase de Redacción: Resolución</text:a></text:p>
      <text:p text:style-name="P3"><text:a xlink:type="simple" xlink:href="#toc_tc9802">INF - ICINIF - 010: Fase de Redacción: Documento de Resolución</text:a></text:p>
      <text:p text:style-name="P3"><text:a xlink:type="simple" xlink:href="#toc_tc9804">INF - ICINIF - 011: Fase pte. envío: Envío a Port@firmas</text:a></text:p>
      <text:p text:style-name="P3"><text:a xlink:type="simple" xlink:href="#toc_tc9806">INF - ICINIF - 012: Ejecución de la tramitación por parte de Port@firmas</text:a></text:p>
      <text:p text:style-name="P3"><text:a xlink:type="simple" xlink:href="#toc_tc10065">INF - ICINIF - 013: Ejecución de la tramitación por parte de Port@firmas: Comprobación Documentos</text:a></text:p>
      <text:p text:style-name="P3"><text:a xlink:type="simple" xlink:href="#toc_tc9808">INF - ICINIF - 014:Actualización del estado del documento de resolución</text:a></text:p>
      <text:p text:style-name="Heading_20_1"><text:soft-page-break/>Descripción</text:p>
      <text:p text:style-name="Text_20_body">Pruebas para el proyecto Infocor</text:p>
      <text:p text:style-name="Text_20_body"><text:bookmark text:name="toc_1"/></text:p>
      <text:p text:style-name="Heading_20_1">1. Test Suite : Pruebas Solicitudes de Informes Vinculantes (ICINF)</text:p>
      <text:p text:style-name="Text_20_body"><text:bookmark text:name="toc_tc9782"/> 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Table_20_Heading">Test Case Infocor-57: INF - ICINIF - 001: Alta</text:p>
          </table:table-cell>
          <table:covered-table-cell/>
          <table:covered-table-cell/>
        </table:table-row>
        <table:table-row>
          <table:table-cell table:style-name="Tabla1.A1" table:number-columns-spanned="3" office:value-type="string">
            <text:p text:style-name="Table_20_Contents">Resumen:</text:p>
            <text:p text:style-name="Table_20_Contents">Se lleva a cabo el alta de una solicitud de informe vinculante</text:p>
            <text:p text:style-name="Table_20_Contents"> </text:p>
            <text:p text:style-name="Table_20_Contents">Prerrequisitos:</text:p>
            <text:list xml:id="list2388067282399312967" text:style-name="L1">
              <text:list-item>
                <text:p text:style-name="P22">El usuario debera estar logado en la aplicación tal como se detalla en el caso de prueba INF - GENAUT -001. </text:p>
              </text:list-item>
              <text:list-item>
                <text:p text:style-name="P22">El usuario deberá tener un certificado digital vigente. </text:p>
              </text:list-item>
              <text:list-item>
                <text:p text:style-name="P4">El usuario debe tener asignada una consejería en Trew@ </text:p>
              </text:list-item>
            </text:list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Table_20_Contents">#:</text:p>
          </table:table-cell>
          <table:table-cell table:style-name="Tabla1.A1" office:value-type="string">
            <text:p text:style-name="Table_20_Contents">Step actions:</text:p>
          </table:table-cell>
          <table:table-cell table:style-name="Tabla1.A1" office:value-type="string">
            <text:p text:style-name="Table_20_Contents">Resultados Esperados:</text:p>
          </table:table-cell>
        </table:table-row>
        <table:table-row>
          <table:table-cell table:style-name="Tabla1.A1" office:value-type="string">
            <text:p text:style-name="Table_20_Contents">1</text:p>
          </table:table-cell>
          <table:table-cell table:style-name="Tabla1.A1" office:value-type="string">
            <text:list xml:id="list2660959227470743702" text:style-name="L2">
              <text:list-item>
                <text:p text:style-name="P23">Una vez autenticado en la aplicación pulsar en el menu lateral sobre 'Solicitudes'. </text:p>
              </text:list-item>
              <text:list-item>
                <text:p text:style-name="P23">Pulsar en 'Alta solicitud'. </text:p>
              </text:list-item>
              <text:list-item>
                <text:p text:style-name="P23">Seleccionar el tipo de solicitud 'Solicitud de informe vinculante'. </text:p>
              </text:list-item>
              <text:list-item>
                <text:p text:style-name="P23">Pulsar Aceptar para aceder a la pantalla de 'Alta de Solicitud'. </text:p>
              </text:list-item>
              <text:list-item>
                <text:p text:style-name="P23">Rellenar los campos obligatorios </text:p>
              </text:list-item>
              <text:list-item>
                <text:p text:style-name="P5">Pulsar en 'Aceptar' para continuar el proceso o pulsar en Cancelar'' para anularlo. </text:p>
              </text:list-item>
            </text:list>
          </table:table-cell>
          <table:table-cell table:style-name="Tabla1.A1" office:value-type="string">
            <text:p text:style-name="Table_20_Contents">Se prueba el correcto acceso a base de datos y la posterior visualización de los datos en edición además de las validaciones de los campos obligatorios para el alta.</text:p>
          </table:table-cell>
        </table:table-row>
        <table:table-row>
          <table:table-cell table:style-name="Tabla1.A1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Table_20_Contents">Complejidad:</text:p>
          </table:table-cell>
          <table:table-cell table:style-name="Tabla1.A1" table:number-columns-spanned="2" office:value-type="string">
            <text:p text:style-name="Table_20_Contents">Media</text:p>
          </table:table-cell>
          <table:covered-table-cell/>
        </table:table-row>
        <table:table-row>
          <table:table-cell table:style-name="Tabla1.A1" office:value-type="string">
            <text:p text:style-name="Table_20_Contents">Número de pasos:</text:p>
          </table:table-cell>
          <table:table-cell table:style-name="Tabla1.A1" table:number-columns-spanned="2" office:value-type="string">
            <text:p text:style-name="Table_20_Contents">6</text:p>
          </table:table-cell>
          <table:covered-table-cell/>
        </table:table-row>
        <table:table-row>
          <table:table-cell table:style-name="Tabla1.A1" office:value-type="string">
            <text:p text:style-name="Table_20_Contents">Rev.:</text:p>
          </table:table-cell>
          <table:table-cell table:style-name="Tabla1.A1" table:number-columns-spanned="2" office:value-type="string">
            <text:p text:style-name="P6"/>
          </table:table-cell>
          <table:covered-table-cell/>
        </table:table-row>
      </table:table>
      <text:p text:style-name="Text_20_body"><text:bookmark text:name="toc_tc9784"/> 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columns-spanned="3" office:value-type="string">
            <text:p text:style-name="Table_20_Heading">Test Case Infocor-58: INF - ICINIF - 002: Modificación<text:soft-page-break/></text:p>
          </table:table-cell>
          <table:covered-table-cell/>
          <table:covered-table-cell/>
        </table:table-row>
        <table:table-row>
          <table:table-cell table:style-name="Tabla2.A1" table:number-columns-spanned="3" office:value-type="string">
            <text:p text:style-name="Table_20_Contents">Resumen:</text:p>
            <text:p text:style-name="Table_20_Contents">Se lleva a cabo la edición de una solicitud de informe vinculante.</text:p>
            <text:p text:style-name="Table_20_Contents">Prerrequisitos:</text:p>
            <text:list xml:id="list5395956407835964255" text:style-name="L3">
              <text:list-item>
                <text:p text:style-name="P24">     El usuario debera tener un certificado digital vigente. </text:p>
              </text:list-item>
              <text:list-item>
                <text:p text:style-name="P24">     Realizar previamente la prueba INF -GENAUT- 001. </text:p>
              </text:list-item>
              <text:list-item>
                <text:p text:style-name="P7">     Realizar previamente la prueba INF - ICINF - 001. </text:p>
              </text:list-item>
            </text:list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Table_20_Contents">#:</text:p>
          </table:table-cell>
          <table:table-cell table:style-name="Tabla2.A1" office:value-type="string">
            <text:p text:style-name="Table_20_Contents">Step actions:</text:p>
          </table:table-cell>
          <table:table-cell table:style-name="Tabla2.A1" office:value-type="string">
            <text:p text:style-name="Table_20_Contents">Resultados Esperados:</text:p>
          </table:table-cell>
        </table:table-row>
        <table:table-row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list xml:id="list4537479535364303252" text:style-name="L4">
              <text:list-item>
                <text:p text:style-name="P25">Modificar uno o varios de los campos de la solicitud. </text:p>
              </text:list-item>
              <text:list-item>
                <text:p text:style-name="P8">Pulsar en el botón 'Guardar'. </text:p>
              </text:list-item>
            </text:list>
          </table:table-cell>
          <table:table-cell table:style-name="Tabla2.A1" office:value-type="string">
            <text:p text:style-name="Table_20_Contents">Se comprueba que los datos se modifican satisfactoriamente.</text:p>
          </table:table-cell>
        </table:table-row>
        <table:table-row>
          <table:table-cell table:style-name="Tabla2.A1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Table_20_Contents">Complejidad:</text:p>
          </table:table-cell>
          <table:table-cell table:style-name="Tabla2.A1" table:number-columns-spanned="2" office:value-type="string">
            <text:p text:style-name="Table_20_Contents">Media</text:p>
          </table:table-cell>
          <table:covered-table-cell/>
        </table:table-row>
        <table:table-row>
          <table:table-cell table:style-name="Tabla2.A1" office:value-type="string">
            <text:p text:style-name="Table_20_Contents">Número de pasos:</text:p>
          </table:table-cell>
          <table:table-cell table:style-name="Tabla2.A1" table:number-columns-spanned="2" office:value-type="string">
            <text:p text:style-name="Table_20_Contents">2</text:p>
          </table:table-cell>
          <table:covered-table-cell/>
        </table:table-row>
        <table:table-row>
          <table:table-cell table:style-name="Tabla2.A1" office:value-type="string">
            <text:p text:style-name="Table_20_Contents">Rev.:</text:p>
          </table:table-cell>
          <table:table-cell table:style-name="Tabla2.A1" table:number-columns-spanned="2" office:value-type="string">
            <text:p text:style-name="P6"/>
          </table:table-cell>
          <table:covered-table-cell/>
        </table:table-row>
      </table:table>
      <text:p text:style-name="Text_20_body"><text:bookmark text:name="toc_tc9786"/> 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table:number-columns-spanned="3" office:value-type="string">
            <text:p text:style-name="Table_20_Heading">Test Case Infocor-59: INF - ICINIF - 003: Incorporación y firma de documentación</text:p>
          </table:table-cell>
          <table:covered-table-cell/>
          <table:covered-table-cell/>
        </table:table-row>
        <table:table-row>
          <table:table-cell table:style-name="Tabla3.A1" table:number-columns-spanned="3" office:value-type="string">
            <text:p text:style-name="Table_20_Contents">Resumen:</text:p>
            <text:p text:style-name="Table_20_Contents">Se lleva a cabo la incorporación de documentación en pdf y su posterior firma.</text:p>
            <text:p text:style-name="Table_20_Contents">Prerrequisitos:</text:p>
            <text:list xml:id="list6879377434462258580" text:style-name="L5">
              <text:list-item>
                <text:p text:style-name="P26">     El usuario debera tener un certificado digital vigente. </text:p>
              </text:list-item>
              <text:list-item>
                <text:p text:style-name="P26">     Realizar previamente la prueba INF -GENAUT- 001. </text:p>
              </text:list-item>
              <text:list-item>
                <text:p text:style-name="P9">     Realizar previamente la prueba INF - ICINF - 001. 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Table_20_Contents">#:</text:p>
          </table:table-cell>
          <table:table-cell table:style-name="Tabla3.A1" office:value-type="string">
            <text:p text:style-name="Table_20_Contents">Step actions:</text:p>
          </table:table-cell>
          <table:table-cell table:style-name="Tabla3.A1" office:value-type="string">
            <text:p text:style-name="Table_20_Contents">Resultados Esperados:</text:p>
          </table:table-cell>
        </table:table-row>
        <table:table-row>
          <table:table-cell table:style-name="Tabla3.A1" office:value-type="string">
            <text:p text:style-name="Table_20_Contents">1</text:p>
          </table:table-cell>
          <table:table-cell table:style-name="Tabla3.A1" office:value-type="string">
            <text:p text:style-name="Table_20_Contents">1. Se lleva a cabo la incorporación de documentación en pdf y su posterior firma.</text:p>
          </table:table-cell>
          <table:table-cell table:style-name="Tabla3.A1" office:value-type="string">
            <text:p text:style-name="Table_20_Contents">posterior firma.</text:p>
            <text:p text:style-name="Table_20_Contents">1 Se incorpora y firma la documentación y se descarga posteriormente el documento incorporado y el recibo de firma (pkcs7)</text:p>
          </table:table-cell>
        </table:table-row>
        <table:table-row>
          <table:table-cell table:style-name="Tabla3.A1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Table_20_Contents">Complejidad:</text:p>
          </table:table-cell>
          <table:table-cell table:style-name="Tabla3.A1" table:number-columns-spanned="2" office:value-type="string">
            <text:p text:style-name="Table_20_Contents">Media</text:p>
          </table:table-cell>
          <table:covered-table-cell/>
        </table:table-row>
        <table:table-row>
          <table:table-cell table:style-name="Tabla3.A1" office:value-type="string">
            <text:p text:style-name="Table_20_Contents">Número de pasos:</text:p>
          </table:table-cell>
          <table:table-cell table:style-name="Tabla3.A1" table:number-columns-spanned="2" office:value-type="string">
            <text:p text:style-name="Table_20_Contents">1</text:p>
          </table:table-cell>
          <table:covered-table-cell/>
        </table:table-row>
        <table:table-row>
          <table:table-cell table:style-name="Tabla3.A1" office:value-type="string">
            <text:p text:style-name="Table_20_Contents">Rev.:</text:p>
          </table:table-cell>
          <table:table-cell table:style-name="Tabla3.A1" table:number-columns-spanned="2" office:value-type="string">
            <text:p text:style-name="P6"/>
          </table:table-cell>
          <table:covered-table-cell/>
        </table:table-row>
      </table:table>
      <text:p text:style-name="Text_20_body"><text:bookmark text:name="toc_tc9790"/> 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table:number-columns-spanned="3" office:value-type="string">
            <text:p text:style-name="Table_20_Heading">Test Case Infocor-60: INF - ICINIF - 004: Tramitación</text:p>
          </table:table-cell>
          <table:covered-table-cell/>
          <table:covered-table-cell/>
        </table:table-row>
        <text:soft-page-break/>
        <table:table-row>
          <table:table-cell table:style-name="Tabla4.A1" table:number-columns-spanned="3" office:value-type="string">
            <text:p text:style-name="Table_20_Contents">Resumen:</text:p>
            <text:p text:style-name="Table_20_Contents">Se lleva a cabo la tramitación de la solicitud de informe vinculante pasando de la Situación “SOLICITUD” a “RECEPCIÓN”</text:p>
            <text:p text:style-name="Table_20_Contents">Prerrequisitos:</text:p>
            <text:list xml:id="list3577874560286469077" text:style-name="L6">
              <text:list-item>
                <text:p text:style-name="P27">     El usuario debera tener un certificado digital vigente. </text:p>
              </text:list-item>
              <text:list-item>
                <text:p text:style-name="P27">     Realizar previamente la prueba INF -GENAUT- 001. </text:p>
              </text:list-item>
              <text:list-item>
                <text:p text:style-name="P27">     Realizar previamente la prueba INF - ICINF - 001. </text:p>
              </text:list-item>
              <text:list-item>
                <text:p text:style-name="P10">     Realizar previamente la prueba INF - ICINF - 003. </text:p>
              </text:list-item>
            </text:list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Table_20_Contents">#:</text:p>
          </table:table-cell>
          <table:table-cell table:style-name="Tabla4.A1" office:value-type="string">
            <text:p text:style-name="Table_20_Contents">Step actions:</text:p>
          </table:table-cell>
          <table:table-cell table:style-name="Tabla4.A1" office:value-type="string">
            <text:p text:style-name="Table_20_Contents">Resultados Esperados:</text:p>
          </table:table-cell>
        </table:table-row>
        <table:table-row>
          <table:table-cell table:style-name="Tabla4.A1" office:value-type="string">
            <text:p text:style-name="Table_20_Contents">1</text:p>
          </table:table-cell>
          <table:table-cell table:style-name="Tabla4.A1" office:value-type="string">
            <text:p text:style-name="Table_20_Contents">1. Se lleva a cabo la tramitación de la solicitud de informe vinculante pasando de la Situación “SOLICITUD” a “RECEPCIÓN”</text:p>
          </table:table-cell>
          <table:table-cell table:style-name="Tabla4.A1" office:value-type="string">
            <text:p text:style-name="Table_20_Contents">1. Se comprueba, de esta forma, la correcta tramitación y la visualización de las distintas opciones de<text:line-break/>tramitación en función de los perfiles que tenga asignados el usuario autenticado.</text:p>
          </table:table-cell>
        </table:table-row>
        <table:table-row>
          <table:table-cell table:style-name="Tabla4.A1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Table_20_Contents">Complejidad:</text:p>
          </table:table-cell>
          <table:table-cell table:style-name="Tabla4.A1" table:number-columns-spanned="2" office:value-type="string">
            <text:p text:style-name="Table_20_Contents">Media</text:p>
          </table:table-cell>
          <table:covered-table-cell/>
        </table:table-row>
        <table:table-row>
          <table:table-cell table:style-name="Tabla4.A1" office:value-type="string">
            <text:p text:style-name="Table_20_Contents">Número de pasos:</text:p>
          </table:table-cell>
          <table:table-cell table:style-name="Tabla4.A1" table:number-columns-spanned="2" office:value-type="string">
            <text:p text:style-name="Table_20_Contents">1</text:p>
          </table:table-cell>
          <table:covered-table-cell/>
        </table:table-row>
        <table:table-row>
          <table:table-cell table:style-name="Tabla4.A1" office:value-type="string">
            <text:p text:style-name="Table_20_Contents">Rev.:</text:p>
          </table:table-cell>
          <table:table-cell table:style-name="Tabla4.A1" table:number-columns-spanned="2" office:value-type="string">
            <text:p text:style-name="P6"/>
          </table:table-cell>
          <table:covered-table-cell/>
        </table:table-row>
      </table:table>
      <text:p text:style-name="Text_20_body"><text:bookmark text:name="toc_tc9815"/> 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table:number-columns-spanned="3" office:value-type="string">
            <text:p text:style-name="Table_20_Heading">Test Case Infocor-72: INF - ICINIF - 005_1: Anulación de solicitud</text:p>
          </table:table-cell>
          <table:covered-table-cell/>
          <table:covered-table-cell/>
        </table:table-row>
        <table:table-row>
          <table:table-cell table:style-name="Tabla5.A1" table:number-columns-spanned="3" office:value-type="string">
            <text:p text:style-name="Table_20_Contents">Resumen:</text:p>
            <text:p text:style-name="Table_20_Contents">Se lleva a cabo la tarea de Firma de la Solicitud de Informe Vinculante.</text:p>
            <text:p text:style-name="Table_20_Contents">Prerrequisitos:</text:p>
            <text:list xml:id="list6651840691222656870" text:style-name="L7">
              <text:list-item>
                <text:p text:style-name="P28">     El usuario debera tener un certificado digital vigente. </text:p>
              </text:list-item>
              <text:list-item>
                <text:p text:style-name="P28">     Realizar previamente la prueba INF -GENAUT- 001. </text:p>
              </text:list-item>
              <text:list-item>
                <text:p text:style-name="P28">     Realizar previamente la prueba INF - ICINF - 001. </text:p>
              </text:list-item>
              <text:list-item>
                <text:p text:style-name="P11">     Realizar previamente la prueba INF - ICINF - 003 , INF - ICINF -004 </text:p>
              </text:list-item>
            </text:list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Table_20_Contents">#:</text:p>
          </table:table-cell>
          <table:table-cell table:style-name="Tabla5.A1" office:value-type="string">
            <text:p text:style-name="Table_20_Contents">Step actions:</text:p>
          </table:table-cell>
          <table:table-cell table:style-name="Tabla5.A1" office:value-type="string">
            <text:p text:style-name="Table_20_Contents">Resultados Esperados:</text:p>
          </table:table-cell>
        </table:table-row>
        <table:table-row>
          <table:table-cell table:style-name="Tabla5.A1" office:value-type="string">
            <text:p text:style-name="Table_20_Contents">1</text:p>
          </table:table-cell>
          <table:table-cell table:style-name="Tabla5.A1" office:value-type="string">
            <text:p text:style-name="Table_20_Contents">1. Se lleva a cabo la tarea de anulación de la Solicitud de Informe Vinculante.</text:p>
          </table:table-cell>
          <table:table-cell table:style-name="Tabla5.A1" office:value-type="string">
            <text:p text:style-name="Table_20_Contents">Dependiendo del la metafase en la que se encuentre se generará un documento de anulación que podrá firmarse, registrarse en @aries y descargar.</text:p>
          </table:table-cell>
        </table:table-row>
        <table:table-row>
          <table:table-cell table:style-name="Tabla5.A1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Table_20_Contents">Complejidad:</text:p>
          </table:table-cell>
          <table:table-cell table:style-name="Tabla5.A1" table:number-columns-spanned="2" office:value-type="string">
            <text:p text:style-name="Table_20_Contents">Media</text:p>
          </table:table-cell>
          <table:covered-table-cell/>
        </table:table-row>
        <table:table-row>
          <table:table-cell table:style-name="Tabla5.A1" office:value-type="string">
            <text:p text:style-name="Table_20_Contents">Número de pasos:</text:p>
          </table:table-cell>
          <table:table-cell table:style-name="Tabla5.A1" table:number-columns-spanned="2" office:value-type="string">
            <text:p text:style-name="Table_20_Contents">1</text:p>
          </table:table-cell>
          <table:covered-table-cell/>
        </table:table-row>
        <table:table-row>
          <table:table-cell table:style-name="Tabla5.A1" office:value-type="string">
            <text:p text:style-name="Table_20_Contents">Rev.:</text:p>
          </table:table-cell>
          <table:table-cell table:style-name="Tabla5.A1" table:number-columns-spanned="2" office:value-type="string">
            <text:p text:style-name="P6"/>
          </table:table-cell>
          <table:covered-table-cell/>
        </table:table-row>
      </table:table>
      <text:p text:style-name="Text_20_body"><text:bookmark text:name="toc_tc9792"/> 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table:number-columns-spanned="3" office:value-type="string">
            <text:p text:style-name="Table_20_Heading">Test Case Infocor-61: INF - ICINIF - 005_2: Firma de solicitud</text:p>
          </table:table-cell>
          <table:covered-table-cell/>
          <table:covered-table-cell/>
        </table:table-row>
        <text:soft-page-break/>
        <table:table-row>
          <table:table-cell table:style-name="Tabla6.A1" table:number-columns-spanned="3" office:value-type="string">
            <text:p text:style-name="Table_20_Contents">Resumen:</text:p>
            <text:p text:style-name="Table_20_Contents">Se lleva a cabo la tarea de Firma de la Solicitud de Informe Vinculante.</text:p>
            <text:p text:style-name="Table_20_Contents">Prerrequisitos:</text:p>
            <text:list xml:id="list2231625151163392738" text:style-name="L8">
              <text:list-item>
                <text:p text:style-name="P29">     El usuario debera tener un certificado digital vigente. </text:p>
              </text:list-item>
              <text:list-item>
                <text:p text:style-name="P29">     Realizar previamente la prueba INF -GENAUT- 001. </text:p>
              </text:list-item>
              <text:list-item>
                <text:p text:style-name="P29">     Realizar previamente la prueba INF - ICINF - 001. </text:p>
              </text:list-item>
              <text:list-item>
                <text:p text:style-name="P12">     Realizar previamente la prueba INF - ICINF - 003 , INF - ICINF -004 </text:p>
              </text:list-item>
            </text:list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Table_20_Contents">#:</text:p>
          </table:table-cell>
          <table:table-cell table:style-name="Tabla6.A1" office:value-type="string">
            <text:p text:style-name="Table_20_Contents">Step actions:</text:p>
          </table:table-cell>
          <table:table-cell table:style-name="Tabla6.A1" office:value-type="string">
            <text:p text:style-name="Table_20_Contents">Resultados Esperados:</text:p>
          </table:table-cell>
        </table:table-row>
        <table:table-row>
          <table:table-cell table:style-name="Tabla6.A1" office:value-type="string">
            <text:p text:style-name="Table_20_Contents">1</text:p>
          </table:table-cell>
          <table:table-cell table:style-name="Tabla6.A1" office:value-type="string">
            <text:p text:style-name="Table_20_Contents">1. Se lleva a cabo la tarea de Firma de la Solicitud de Informe Vinculante.</text:p>
          </table:table-cell>
          <table:table-cell table:style-name="Tabla6.A1" office:value-type="string">
            <text:p text:style-name="Table_20_Contents">Se comprueba, de esta forma, la generación del pdf de firma con sus distintos valores variables ofrecidos por la propia aplicación INFOCOR, la firma del documento con @firma y el registro del documento a Través de @ries.</text:p>
          </table:table-cell>
        </table:table-row>
        <table:table-row>
          <table:table-cell table:style-name="Tabla6.A1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Table_20_Contents">Complejidad:</text:p>
          </table:table-cell>
          <table:table-cell table:style-name="Tabla6.A1" table:number-columns-spanned="2" office:value-type="string">
            <text:p text:style-name="Table_20_Contents">Media</text:p>
          </table:table-cell>
          <table:covered-table-cell/>
        </table:table-row>
        <table:table-row>
          <table:table-cell table:style-name="Tabla6.A1" office:value-type="string">
            <text:p text:style-name="Table_20_Contents">Número de pasos:</text:p>
          </table:table-cell>
          <table:table-cell table:style-name="Tabla6.A1" table:number-columns-spanned="2" office:value-type="string">
            <text:p text:style-name="Table_20_Contents">1</text:p>
          </table:table-cell>
          <table:covered-table-cell/>
        </table:table-row>
        <table:table-row>
          <table:table-cell table:style-name="Tabla6.A1" office:value-type="string">
            <text:p text:style-name="Table_20_Contents">Rev.:</text:p>
          </table:table-cell>
          <table:table-cell table:style-name="Tabla6.A1" table:number-columns-spanned="2" office:value-type="string">
            <text:p text:style-name="P6"/>
          </table:table-cell>
          <table:covered-table-cell/>
        </table:table-row>
      </table:table>
      <text:p text:style-name="Text_20_body"><text:bookmark text:name="toc_tc9794"/> </text:p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table:number-columns-spanned="3" office:value-type="string">
            <text:p text:style-name="Table_20_Heading">Test Case Infocor-62: INF - ICINIF - 006: Descarga de información de firma de solicitud</text:p>
          </table:table-cell>
          <table:covered-table-cell/>
          <table:covered-table-cell/>
        </table:table-row>
        <table:table-row>
          <table:table-cell table:style-name="Tabla7.A1" table:number-columns-spanned="3" office:value-type="string">
            <text:p text:style-name="Table_20_Contents">Resumen:</text:p>
            <text:p text:style-name="Table_20_Contents">Se lleva a cabo la descarga del informe de firma, debidamente sellado con la información de registro @ries.</text:p>
            <text:p text:style-name="Table_20_Contents">Prerrequisitos:</text:p>
            <text:list xml:id="list3217011115793936247" text:style-name="L9">
              <text:list-item>
                <text:p text:style-name="P30">     El usuario debera tener un certificado digital vigente. </text:p>
              </text:list-item>
              <text:list-item>
                <text:p text:style-name="P30">     Realizar previamente la prueba INF -GENAUT- 001. </text:p>
              </text:list-item>
              <text:list-item>
                <text:p text:style-name="P30">     Realizar previamente la prueba INF - ICINF - 001. </text:p>
              </text:list-item>
              <text:list-item>
                <text:p text:style-name="P13">     Realizar previamente las pruebas hasta llegar a la INF - ICINF - 006 </text:p>
              </text:list-item>
            </text:list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Table_20_Contents">#:</text:p>
          </table:table-cell>
          <table:table-cell table:style-name="Tabla7.A1" office:value-type="string">
            <text:p text:style-name="Table_20_Contents">Step actions:</text:p>
          </table:table-cell>
          <table:table-cell table:style-name="Tabla7.A1" office:value-type="string">
            <text:p text:style-name="Table_20_Contents">Resultados Esperados:</text:p>
          </table:table-cell>
        </table:table-row>
        <table:table-row>
          <table:table-cell table:style-name="Tabla7.A1" office:value-type="string">
            <text:p text:style-name="Table_20_Contents">1</text:p>
          </table:table-cell>
          <table:table-cell table:style-name="Tabla7.A1" office:value-type="string">
            <text:p text:style-name="Table_20_Contents">1. A través de la edición de la solicitud en INFOCOR, se accede a la edición del documento de solicitud de<text:line-break/>informe vinculante para descargar el informe de firma, debidamente sellado con la información de registro @ries.</text:p>
          </table:table-cell>
          <table:table-cell table:style-name="Tabla7.A1" office:value-type="string">
            <text:p text:style-name="Table_20_Contents">1. Se comprueba la conexión con Verifirma (para la obtención del informe de firma)y con Sello (para incrustar el sello de registro @ries en el documento.)</text:p>
          </table:table-cell>
        </table:table-row>
        <table:table-row>
          <table:table-cell table:style-name="Tabla7.A1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Table_20_Contents">Complejidad:</text:p>
          </table:table-cell>
          <table:table-cell table:style-name="Tabla7.A1" table:number-columns-spanned="2" office:value-type="string">
            <text:p text:style-name="Table_20_Contents">Media</text:p>
          </table:table-cell>
          <table:covered-table-cell/>
        </table:table-row>
        <table:table-row>
          <table:table-cell table:style-name="Tabla7.A1" office:value-type="string">
            <text:p text:style-name="Table_20_Contents">Número de pasos:</text:p>
          </table:table-cell>
          <table:table-cell table:style-name="Tabla7.A1" table:number-columns-spanned="2" office:value-type="string">
            <text:p text:style-name="Table_20_Contents">1</text:p>
          </table:table-cell>
          <table:covered-table-cell/>
        </table:table-row>
        <table:table-row>
          <table:table-cell table:style-name="Tabla7.A1" office:value-type="string">
            <text:p text:style-name="Table_20_Contents">Rev.:</text:p>
          </table:table-cell>
          <table:table-cell table:style-name="Tabla7.A1" table:number-columns-spanned="2" office:value-type="string">
            <text:p text:style-name="P6"/>
          </table:table-cell>
          <table:covered-table-cell/>
        </table:table-row>
      </table:table>
      <text:p text:style-name="Text_20_body"><text:bookmark text:name="toc_tc9796"/> </text:p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table:number-columns-spanned="3" office:value-type="string">
            <text:p text:style-name="Table_20_Heading">Test Case Infocor-63: INF - ICINIF - 007: Apertura y búsqueda de solicitudes en Agenda de Tramitación<text:soft-page-break/></text:p>
          </table:table-cell>
          <table:covered-table-cell/>
          <table:covered-table-cell/>
        </table:table-row>
        <table:table-row>
          <table:table-cell table:style-name="Tabla8.A1" table:number-columns-spanned="3" office:value-type="string">
            <text:p text:style-name="Table_20_Contents">Resumen:</text:p>
            <text:p text:style-name="Table_20_Contents">Abrimos la Agenda de Tramitación desde INFOCOR y se procede a efectuar diversas búsquedas de solicitudes en ella.</text:p>
            <text:p text:style-name="Table_20_Contents">Prerrequisitos:</text:p>
            <text:list xml:id="list2901371070041528995" text:style-name="L10">
              <text:list-item>
                <text:p text:style-name="P31">     El usuario debera tener un certificado digital vigente. </text:p>
              </text:list-item>
              <text:list-item>
                <text:p text:style-name="P14">     Realizar previamente la prueba INF -GENAUT- 001. </text:p>
              </text:list-item>
            </text:list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Table_20_Contents">#:</text:p>
          </table:table-cell>
          <table:table-cell table:style-name="Tabla8.A1" office:value-type="string">
            <text:p text:style-name="Table_20_Contents">Step actions:</text:p>
          </table:table-cell>
          <table:table-cell table:style-name="Tabla8.A1" office:value-type="string">
            <text:p text:style-name="Table_20_Contents">Resultados Esperados:</text:p>
          </table:table-cell>
        </table:table-row>
        <table:table-row>
          <table:table-cell table:style-name="Tabla8.A1" office:value-type="string">
            <text:p text:style-name="Table_20_Contents">1</text:p>
          </table:table-cell>
          <table:table-cell table:style-name="Tabla8.A1" office:value-type="string">
            <text:p text:style-name="Table_20_Contents">1. Abrimos la Agenda de Tramitación desde INFOCOR y se procede a efectuar diversas búsquedas de solicitudes en ella.</text:p>
          </table:table-cell>
          <table:table-cell table:style-name="Tabla8.A1" office:value-type="string">
            <text:p text:style-name="Table_20_Contents">1 .Se comprueba que las búsquedas ofrecen los resultados esperados y es correcta la visualización del árbol del tramitador en la agenda de tramitación.</text:p>
          </table:table-cell>
        </table:table-row>
        <table:table-row>
          <table:table-cell table:style-name="Tabla8.A1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Table_20_Contents">Complejidad:</text:p>
          </table:table-cell>
          <table:table-cell table:style-name="Tabla8.A1" table:number-columns-spanned="2" office:value-type="string">
            <text:p text:style-name="Table_20_Contents">Media</text:p>
          </table:table-cell>
          <table:covered-table-cell/>
        </table:table-row>
        <table:table-row>
          <table:table-cell table:style-name="Tabla8.A1" office:value-type="string">
            <text:p text:style-name="Table_20_Contents">Número de pasos:</text:p>
          </table:table-cell>
          <table:table-cell table:style-name="Tabla8.A1" table:number-columns-spanned="2" office:value-type="string">
            <text:p text:style-name="Table_20_Contents">1</text:p>
          </table:table-cell>
          <table:covered-table-cell/>
        </table:table-row>
        <table:table-row>
          <table:table-cell table:style-name="Tabla8.A1" office:value-type="string">
            <text:p text:style-name="Table_20_Contents">Rev.:</text:p>
          </table:table-cell>
          <table:table-cell table:style-name="Tabla8.A1" table:number-columns-spanned="2" office:value-type="string">
            <text:p text:style-name="P6"/>
          </table:table-cell>
          <table:covered-table-cell/>
        </table:table-row>
      </table:table>
      <text:p text:style-name="Text_20_body"><text:bookmark text:name="toc_tc9798"/> </text:p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table:number-columns-spanned="3" office:value-type="string">
            <text:p text:style-name="Table_20_Heading">Test Case Infocor-64: INF - ICINIF - 008: Tramitación en escritorio de tramitación</text:p>
          </table:table-cell>
          <table:covered-table-cell/>
          <table:covered-table-cell/>
        </table:table-row>
        <table:table-row>
          <table:table-cell table:style-name="Tabla9.A1" table:number-columns-spanned="3" office:value-type="string">
            <text:p text:style-name="Table_20_Contents">Resumen:</text:p>
            <text:p text:style-name="Table_20_Contents">Prerrequisitos:</text:p>
            <text:list xml:id="list2484978215937345587" text:style-name="L11">
              <text:list-item>
                <text:p text:style-name="P32">     El usuario debera tener un certificado digital vigente. </text:p>
              </text:list-item>
              <text:list-item>
                <text:p text:style-name="P32">     Realizar previamente la prueba INF -GENAUT- 001. </text:p>
              </text:list-item>
              <text:list-item>
                <text:p text:style-name="P15">     Haber realizado los pasos necesarios para tener una solicitud dada de alta </text:p>
              </text:list-item>
            </text:list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Table_20_Contents">#:</text:p>
          </table:table-cell>
          <table:table-cell table:style-name="Tabla9.A1" office:value-type="string">
            <text:p text:style-name="Table_20_Contents">Step actions:</text:p>
          </table:table-cell>
          <table:table-cell table:style-name="Tabla9.A1" office:value-type="string">
            <text:p text:style-name="Table_20_Contents">Resultados Esperados:</text:p>
          </table:table-cell>
        </table:table-row>
        <table:table-row>
          <table:table-cell table:style-name="Tabla9.A1" office:value-type="string">
            <text:p text:style-name="Table_20_Contents">1</text:p>
          </table:table-cell>
          <table:table-cell table:style-name="Tabla9.A1" office:value-type="string">
            <text:p text:style-name="Table_20_Contents">1.- Abrimos el escritorio de tramitación con la solicitud seleccionada y se continua la tramitación por las diversas opciones de tramitación que se visualicen.</text:p>
          </table:table-cell>
          <table:table-cell table:style-name="Tabla9.A1" office:value-type="string">
            <text:p text:style-name="Table_20_Contents">Se comprueba la tramitación en el escritorio de tramitación.</text:p>
          </table:table-cell>
        </table:table-row>
        <table:table-row>
          <table:table-cell table:style-name="Tabla9.A1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Table_20_Contents">Complejidad:</text:p>
          </table:table-cell>
          <table:table-cell table:style-name="Tabla9.A1" table:number-columns-spanned="2" office:value-type="string">
            <text:p text:style-name="Table_20_Contents">Media</text:p>
          </table:table-cell>
          <table:covered-table-cell/>
        </table:table-row>
        <table:table-row>
          <table:table-cell table:style-name="Tabla9.A1" office:value-type="string">
            <text:p text:style-name="Table_20_Contents">Número de pasos:</text:p>
          </table:table-cell>
          <table:table-cell table:style-name="Tabla9.A1" table:number-columns-spanned="2" office:value-type="string">
            <text:p text:style-name="Table_20_Contents">1</text:p>
          </table:table-cell>
          <table:covered-table-cell/>
        </table:table-row>
        <table:table-row>
          <table:table-cell table:style-name="Tabla9.A1" office:value-type="string">
            <text:p text:style-name="Table_20_Contents">Rev.:</text:p>
          </table:table-cell>
          <table:table-cell table:style-name="Tabla9.A1" table:number-columns-spanned="2" office:value-type="string">
            <text:p text:style-name="P6"/>
          </table:table-cell>
          <table:covered-table-cell/>
        </table:table-row>
      </table:table>
      <text:p text:style-name="Text_20_body"><text:bookmark text:name="toc_tc9800"/> </text:p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table:number-columns-spanned="3" office:value-type="string">
            <text:p text:style-name="Table_20_Heading">Test Case Infocor-65: INF - ICINIF - 009: Fase de Redacción: Resolución</text:p>
          </table:table-cell>
          <table:covered-table-cell/>
          <table:covered-table-cell/>
        </table:table-row>
        <table:table-row>
          <table:table-cell table:style-name="Tabla10.A1" table:number-columns-spanned="3" office:value-type="string">
            <text:p text:style-name="Table_20_Contents">Resumen:</text:p>
            <text:p text:style-name="Table_20_Contents">Ejecución de tarea de Resolución</text:p>
            <text:p text:style-name="Table_20_Contents"><text:soft-page-break/>Prerrequisitos:</text:p>
            <text:list xml:id="list188573277287679221" text:style-name="L12">
              <text:list-item>
                <text:p text:style-name="P33">     El usuario debera tener un certificado digital vigente. </text:p>
              </text:list-item>
              <text:list-item>
                <text:p text:style-name="P33">     Realizar previamente la prueba INF -GENAUT- 001. </text:p>
              </text:list-item>
              <text:list-item>
                <text:p text:style-name="P16">     Haber realizado los pasos necesarios para tener una solicitud dada de alta. </text:p>
              </text:list-item>
            </text:list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Table_20_Contents">#:</text:p>
          </table:table-cell>
          <table:table-cell table:style-name="Tabla10.A1" office:value-type="string">
            <text:p text:style-name="Table_20_Contents">Step actions:</text:p>
          </table:table-cell>
          <table:table-cell table:style-name="Tabla10.A1" office:value-type="string">
            <text:p text:style-name="Table_20_Contents">Resultados Esperados:</text:p>
          </table:table-cell>
        </table:table-row>
        <table:table-row>
          <table:table-cell table:style-name="Tabla10.A1" office:value-type="string">
            <text:p text:style-name="Table_20_Contents">1</text:p>
          </table:table-cell>
          <table:table-cell table:style-name="Tabla10.A1" office:value-type="string">
            <text:p text:style-name="Table_20_Contents">1.-Se ejecuta la tarea de resolución para almacenar el estado de resolución de la solicitud.</text:p>
          </table:table-cell>
          <table:table-cell table:style-name="Tabla10.A1" office:value-type="string">
            <text:p text:style-name="Table_20_Contents">Se comprueba la ejecución de la tarea y el posterior almacenamiento del estado seleccionado.</text:p>
          </table:table-cell>
        </table:table-row>
        <table:table-row>
          <table:table-cell table:style-name="Tabla10.A1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Table_20_Contents">Complejidad:</text:p>
          </table:table-cell>
          <table:table-cell table:style-name="Tabla10.A1" table:number-columns-spanned="2" office:value-type="string">
            <text:p text:style-name="Table_20_Contents">Media</text:p>
          </table:table-cell>
          <table:covered-table-cell/>
        </table:table-row>
        <table:table-row>
          <table:table-cell table:style-name="Tabla10.A1" office:value-type="string">
            <text:p text:style-name="Table_20_Contents">Número de pasos:</text:p>
          </table:table-cell>
          <table:table-cell table:style-name="Tabla10.A1" table:number-columns-spanned="2" office:value-type="string">
            <text:p text:style-name="P6"/>
          </table:table-cell>
          <table:covered-table-cell/>
        </table:table-row>
        <table:table-row>
          <table:table-cell table:style-name="Tabla10.A1" office:value-type="string">
            <text:p text:style-name="Table_20_Contents">Rev.:</text:p>
          </table:table-cell>
          <table:table-cell table:style-name="Tabla10.A1" table:number-columns-spanned="2" office:value-type="string">
            <text:p text:style-name="P6"/>
          </table:table-cell>
          <table:covered-table-cell/>
        </table:table-row>
      </table:table>
      <text:p text:style-name="Text_20_body"><text:bookmark text:name="toc_tc9802"/> </text:p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table:number-columns-spanned="3" office:value-type="string">
            <text:p text:style-name="Table_20_Heading">Test Case Infocor-66: INF - ICINIF - 010: Fase de Redacción: Documento de Resolución</text:p>
          </table:table-cell>
          <table:covered-table-cell/>
          <table:covered-table-cell/>
        </table:table-row>
        <table:table-row>
          <table:table-cell table:style-name="Tabla11.A1" table:number-columns-spanned="3" office:value-type="string">
            <text:p text:style-name="Table_20_Contents">Resumen:</text:p>
            <text:p text:style-name="Table_20_Contents">Incorporación o generación del documento de resolución</text:p>
            <text:p text:style-name="Table_20_Contents">Prerrequisitos:</text:p>
            <text:list xml:id="list7123103294291164969" text:style-name="L13">
              <text:list-item>
                <text:p text:style-name="P34">     El usuario debera tener un certificado digital vigente. </text:p>
              </text:list-item>
              <text:list-item>
                <text:p text:style-name="P34">     Realizar previamente la prueba INF -GENAUT- 001. </text:p>
              </text:list-item>
              <text:list-item>
                <text:p text:style-name="P17">     Haber realizado los pasos necesarios para tener una solicitud dada de alta hasta la fase actual. </text:p>
              </text:list-item>
            </text:list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Table_20_Contents">#:</text:p>
          </table:table-cell>
          <table:table-cell table:style-name="Tabla11.A1" office:value-type="string">
            <text:p text:style-name="Table_20_Contents">Step actions:</text:p>
          </table:table-cell>
          <table:table-cell table:style-name="Tabla11.A1" office:value-type="string">
            <text:p text:style-name="Table_20_Contents">Resultados Esperados:</text:p>
          </table:table-cell>
        </table:table-row>
        <table:table-row>
          <table:table-cell table:style-name="Tabla11.A1" office:value-type="string">
            <text:p text:style-name="Table_20_Contents">1</text:p>
          </table:table-cell>
          <table:table-cell table:style-name="Tabla11.A1" office:value-type="string">
            <text:p text:style-name="Table_20_Contents">1.-Se incorpora o genera el documento de resolución.</text:p>
          </table:table-cell>
          <table:table-cell table:style-name="Tabla11.A1" office:value-type="string">
            <text:p text:style-name="Table_20_Contents">Se comprueba la correcta subida del documento de resolución (para el caso de resolución incorporada) o bien la generación, edición y posterior exportación a pdf de la resolución generada.</text:p>
          </table:table-cell>
        </table:table-row>
        <table:table-row>
          <table:table-cell table:style-name="Tabla11.A1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Table_20_Contents">Complejidad:</text:p>
          </table:table-cell>
          <table:table-cell table:style-name="Tabla11.A1" table:number-columns-spanned="2" office:value-type="string">
            <text:p text:style-name="Table_20_Contents">Media</text:p>
          </table:table-cell>
          <table:covered-table-cell/>
        </table:table-row>
        <table:table-row>
          <table:table-cell table:style-name="Tabla11.A1" office:value-type="string">
            <text:p text:style-name="Table_20_Contents">Número de pasos:</text:p>
          </table:table-cell>
          <table:table-cell table:style-name="Tabla11.A1" table:number-columns-spanned="2" office:value-type="string">
            <text:p text:style-name="Table_20_Contents">1</text:p>
          </table:table-cell>
          <table:covered-table-cell/>
        </table:table-row>
        <table:table-row>
          <table:table-cell table:style-name="Tabla11.A1" office:value-type="string">
            <text:p text:style-name="Table_20_Contents">Rev.:</text:p>
          </table:table-cell>
          <table:table-cell table:style-name="Tabla11.A1" table:number-columns-spanned="2" office:value-type="string">
            <text:p text:style-name="P6"/>
          </table:table-cell>
          <table:covered-table-cell/>
        </table:table-row>
      </table:table>
      <text:p text:style-name="Text_20_body"><text:bookmark text:name="toc_tc9804"/> </text:p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table:number-columns-spanned="3" office:value-type="string">
            <text:p text:style-name="Table_20_Heading">Test Case Infocor-67: INF - ICINIF - 011: Fase pte. envío: Envío a Port@firmas</text:p>
          </table:table-cell>
          <table:covered-table-cell/>
          <table:covered-table-cell/>
        </table:table-row>
        <table:table-row>
          <table:table-cell table:style-name="Tabla12.A1" table:number-columns-spanned="3" office:value-type="string">
            <text:p text:style-name="Table_20_Contents">Resumen:</text:p>
            <text:p text:style-name="Table_20_Contents">Incorporación o generación del documento de resolución</text:p>
            <text:p text:style-name="Table_20_Contents">Prerrequisitos:</text:p>
            <text:list xml:id="list2647709526542211182" text:style-name="L14">
              <text:list-item>
                <text:p text:style-name="P35">     El usuario debera tener un certificado digital vigente. </text:p>
              </text:list-item>
              <text:list-item>
                <text:p text:style-name="P35">     Realizar previamente la prueba INF -GENAUT- 001. </text:p>
              </text:list-item>
              <text:list-item>
                <text:p text:style-name="P35"><text:soft-page-break/>     Haber realizado los pasos necesarios para tener una solicitud dada de alta hasta la fase actual. </text:p>
              </text:list-item>
              <text:list-item>
                <text:p text:style-name="P18">     Sólo puede haber un usuario con perfil firmante sustituto en la aplicación INFOCOR, que será a quien le llegue el documento para firmar. </text:p>
              </text:list-item>
            </text:list>
          </table:table-cell>
          <table:covered-table-cell/>
          <table:covered-table-cell/>
        </table:table-row>
        <table:table-row>
          <table:table-cell table:style-name="Tabla12.A1" office:value-type="string">
            <text:p text:style-name="Table_20_Contents">#:</text:p>
          </table:table-cell>
          <table:table-cell table:style-name="Tabla12.A1" office:value-type="string">
            <text:p text:style-name="Table_20_Contents">Step actions:</text:p>
          </table:table-cell>
          <table:table-cell table:style-name="Tabla12.A1" office:value-type="string">
            <text:p text:style-name="Table_20_Contents">Resultados Esperados:</text:p>
          </table:table-cell>
        </table:table-row>
        <table:table-row>
          <table:table-cell table:style-name="Tabla12.A1" office:value-type="string">
            <text:p text:style-name="Table_20_Contents">1</text:p>
          </table:table-cell>
          <table:table-cell table:style-name="Tabla12.A1" office:value-type="string">
            <text:p text:style-name="Table_20_Contents">1. Se lleva a cabo el envío a Port@firmas de la resolución.</text:p>
          </table:table-cell>
          <table:table-cell table:style-name="Tabla12.A1" office:value-type="string">
            <text:p text:style-name="Table_20_Contents">Se comprueba la conexión con Port@firmas y el envío de la resolución para su firma por parte del firmante de la resolución</text:p>
          </table:table-cell>
        </table:table-row>
        <table:table-row>
          <table:table-cell table:style-name="Tabla12.A1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12.A1" office:value-type="string">
            <text:p text:style-name="Table_20_Contents">Complejidad:</text:p>
          </table:table-cell>
          <table:table-cell table:style-name="Tabla12.A1" table:number-columns-spanned="2" office:value-type="string">
            <text:p text:style-name="Table_20_Contents">Media</text:p>
          </table:table-cell>
          <table:covered-table-cell/>
        </table:table-row>
        <table:table-row>
          <table:table-cell table:style-name="Tabla12.A1" office:value-type="string">
            <text:p text:style-name="Table_20_Contents">Número de pasos:</text:p>
          </table:table-cell>
          <table:table-cell table:style-name="Tabla12.A1" table:number-columns-spanned="2" office:value-type="string">
            <text:p text:style-name="Table_20_Contents">1</text:p>
          </table:table-cell>
          <table:covered-table-cell/>
        </table:table-row>
        <table:table-row>
          <table:table-cell table:style-name="Tabla12.A1" office:value-type="string">
            <text:p text:style-name="Table_20_Contents">Rev.:</text:p>
          </table:table-cell>
          <table:table-cell table:style-name="Tabla12.A1" table:number-columns-spanned="2" office:value-type="string">
            <text:p text:style-name="P6"/>
          </table:table-cell>
          <table:covered-table-cell/>
        </table:table-row>
      </table:table>
      <text:p text:style-name="Text_20_body"><text:bookmark text:name="toc_tc9806"/> </text:p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table:number-columns-spanned="3" office:value-type="string">
            <text:p text:style-name="Table_20_Heading">Test Case Infocor-68: INF - ICINIF - 012: Ejecución de la tramitación por parte de Port@firmas</text:p>
          </table:table-cell>
          <table:covered-table-cell/>
          <table:covered-table-cell/>
        </table:table-row>
        <table:table-row>
          <table:table-cell table:style-name="Tabla13.A1" table:number-columns-spanned="3" office:value-type="string">
            <text:p text:style-name="Table_20_Contents">Resumen:</text:p>
            <text:p text:style-name="Table_20_Contents">Incorporación o generación del documento de resolución</text:p>
            <text:p text:style-name="Table_20_Contents">Prerrequisitos:</text:p>
            <text:list xml:id="list474842020232375451" text:style-name="L15">
              <text:list-item>
                <text:p text:style-name="P36">     El usuario debera tener un certificado digital vigente. </text:p>
              </text:list-item>
              <text:list-item>
                <text:p text:style-name="P36">     Realizar previamente la prueba INF -GENAUT- 001. </text:p>
              </text:list-item>
              <text:list-item>
                <text:p text:style-name="P19">     Haber realizado los pasos necesarios para tener una solicitud dada de alta hasta la fase actual. </text:p>
              </text:list-item>
            </text:list>
          </table:table-cell>
          <table:covered-table-cell/>
          <table:covered-table-cell/>
        </table:table-row>
        <table:table-row>
          <table:table-cell table:style-name="Tabla13.A1" office:value-type="string">
            <text:p text:style-name="Table_20_Contents">#:</text:p>
          </table:table-cell>
          <table:table-cell table:style-name="Tabla13.A1" office:value-type="string">
            <text:p text:style-name="Table_20_Contents">Step actions:</text:p>
          </table:table-cell>
          <table:table-cell table:style-name="Tabla13.A1" office:value-type="string">
            <text:p text:style-name="Table_20_Contents">Resultados Esperados:</text:p>
          </table:table-cell>
        </table:table-row>
        <table:table-row>
          <table:table-cell table:style-name="Tabla13.A1" office:value-type="string">
            <text:p text:style-name="Table_20_Contents">1</text:p>
          </table:table-cell>
          <table:table-cell table:style-name="Tabla13.A1" office:value-type="string">
            <text:p text:style-name="Table_20_Contents">1. En el escritorio de tramitación, se comprueba la situación actual de la solicitud, para saber si Port@firmas ha ejecutado la tramitación correcta de la solicitud (dependiendo de si se ha firmado o rechazado la resolución enviada para su firma.)</text:p>
          </table:table-cell>
          <table:table-cell table:style-name="Tabla13.A1" office:value-type="string">
            <text:p text:style-name="Table_20_Contents">Se comprueba la ejecución de la tramitación por parte de Port@firmas</text:p>
          </table:table-cell>
        </table:table-row>
        <table:table-row>
          <table:table-cell table:style-name="Tabla13.A1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13.A1" office:value-type="string">
            <text:p text:style-name="Table_20_Contents">Complejidad:</text:p>
          </table:table-cell>
          <table:table-cell table:style-name="Tabla13.A1" table:number-columns-spanned="2" office:value-type="string">
            <text:p text:style-name="Table_20_Contents">Media</text:p>
          </table:table-cell>
          <table:covered-table-cell/>
        </table:table-row>
        <table:table-row>
          <table:table-cell table:style-name="Tabla13.A1" office:value-type="string">
            <text:p text:style-name="Table_20_Contents">Número de pasos:</text:p>
          </table:table-cell>
          <table:table-cell table:style-name="Tabla13.A1" table:number-columns-spanned="2" office:value-type="string">
            <text:p text:style-name="Table_20_Contents">1</text:p>
          </table:table-cell>
          <table:covered-table-cell/>
        </table:table-row>
        <table:table-row>
          <table:table-cell table:style-name="Tabla13.A1" office:value-type="string">
            <text:p text:style-name="Table_20_Contents">Rev.:</text:p>
          </table:table-cell>
          <table:table-cell table:style-name="Tabla13.A1" table:number-columns-spanned="2" office:value-type="string">
            <text:p text:style-name="P6"/>
          </table:table-cell>
          <table:covered-table-cell/>
        </table:table-row>
      </table:table>
      <text:p text:style-name="Text_20_body"><text:bookmark text:name="toc_tc10065"/> </text:p>
      <table:table table:name="Tabla14" table:style-name="Tabla14">
        <table:table-column table:style-name="Tabla14.A"/>
        <table:table-column table:style-name="Tabla14.B"/>
        <table:table-column table:style-name="Tabla14.C"/>
        <table:table-row>
          <table:table-cell table:style-name="Tabla14.A1" table:number-columns-spanned="3" office:value-type="string">
            <text:p text:style-name="Table_20_Heading">Test Case Infocor-104: INF - ICINIF - 013: Ejecución de la tramitación por parte de Port@firmas: Comprobación Documentos</text:p>
          </table:table-cell>
          <table:covered-table-cell/>
          <table:covered-table-cell/>
        </table:table-row>
        <table:table-row>
          <table:table-cell table:style-name="Tabla14.A1" table:number-columns-spanned="3" office:value-type="string">
            <text:p text:style-name="Table_20_Contents">Resumen:</text:p>
            <text:p text:style-name="Table_20_Contents">En el escritorio de tramitación, se comprueba la situación actual de la solicitud, para saber si Port@firmas ha ejecutado la tramitación correcta de la solicitud (dependiendo de si se ha firmado o rechazado la resolución enviada para su firma).</text:p>
            <text:p text:style-name="Table_20_Contents"><text:line-break/>Prerrequisitos:</text:p>
            <text:list xml:id="list3774481331193213521" text:style-name="L16">
              <text:list-item>
                <text:p text:style-name="P37">     El usuario debera tener un certificado digital vigente. </text:p>
              </text:list-item>
              <text:list-item>
                <text:p text:style-name="P37"><text:soft-page-break/>     Realizar previamente la prueba INF -GENAUT- 001. </text:p>
              </text:list-item>
              <text:list-item>
                <text:p text:style-name="P20">     Haber realizado los pasos necesarios para tener una solicitud dada de alta hasta la fase actual. </text:p>
              </text:list-item>
            </text:list>
          </table:table-cell>
          <table:covered-table-cell/>
          <table:covered-table-cell/>
        </table:table-row>
        <table:table-row>
          <table:table-cell table:style-name="Tabla14.A1" office:value-type="string">
            <text:p text:style-name="Table_20_Contents">#:</text:p>
          </table:table-cell>
          <table:table-cell table:style-name="Tabla14.A1" office:value-type="string">
            <text:p text:style-name="Table_20_Contents">Step actions:</text:p>
          </table:table-cell>
          <table:table-cell table:style-name="Tabla14.A1" office:value-type="string">
            <text:p text:style-name="Table_20_Contents">Resultados Esperados:</text:p>
          </table:table-cell>
        </table:table-row>
        <table:table-row>
          <table:table-cell table:style-name="Tabla14.A1" office:value-type="string">
            <text:p text:style-name="Table_20_Contents">1</text:p>
          </table:table-cell>
          <table:table-cell table:style-name="Tabla14.A1" office:value-type="string">
            <text:p text:style-name="Table_20_Contents">1. Entrar en el escritorio de tramitación y localizar el expediente marcándolo.</text:p>
            <text:p text:style-name="Table_20_Contents">2. Pulsar tramitar para entrar en modo tramitación.</text:p>
            <text:p text:style-name="Table_20_Contents">3. Pulsar sobre documentos para listar los documentos incorporados.</text:p>
            <text:p text:style-name="Table_20_Contents">4. Seleccionar un documento y sobre él podemos ejecutar las opciones activas en ese momento.</text:p>
          </table:table-cell>
          <table:table-cell table:style-name="Tabla14.A1" office:value-type="string">
            <text:p text:style-name="Table_20_Contents">Se comprueba la ejecución de la tramitación por parte de Port@firmas viendo el estado descrito en el documento incorporado/generado.</text:p>
          </table:table-cell>
        </table:table-row>
        <table:table-row>
          <table:table-cell table:style-name="Tabla14.A1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14.A1" office:value-type="string">
            <text:p text:style-name="Table_20_Contents">Complejidad:</text:p>
          </table:table-cell>
          <table:table-cell table:style-name="Tabla14.A1" table:number-columns-spanned="2" office:value-type="string">
            <text:p text:style-name="Table_20_Contents">Media</text:p>
          </table:table-cell>
          <table:covered-table-cell/>
        </table:table-row>
        <table:table-row>
          <table:table-cell table:style-name="Tabla14.A1" office:value-type="string">
            <text:p text:style-name="Table_20_Contents">Número de pasos:</text:p>
          </table:table-cell>
          <table:table-cell table:style-name="Tabla14.A1" table:number-columns-spanned="2" office:value-type="string">
            <text:p text:style-name="Table_20_Contents">1</text:p>
          </table:table-cell>
          <table:covered-table-cell/>
        </table:table-row>
        <table:table-row>
          <table:table-cell table:style-name="Tabla14.A1" office:value-type="string">
            <text:p text:style-name="Table_20_Contents">Rev.:</text:p>
          </table:table-cell>
          <table:table-cell table:style-name="Tabla14.A1" table:number-columns-spanned="2" office:value-type="string">
            <text:p text:style-name="P6"/>
          </table:table-cell>
          <table:covered-table-cell/>
        </table:table-row>
      </table:table>
      <text:p text:style-name="Text_20_body"><text:bookmark text:name="toc_tc9808"/> </text:p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table:number-columns-spanned="3" office:value-type="string">
            <text:p text:style-name="Table_20_Heading">Test Case Infocor-69: INF - ICINIF - 014:Actualización del estado del documento de resolución</text:p>
          </table:table-cell>
          <table:covered-table-cell/>
          <table:covered-table-cell/>
        </table:table-row>
        <table:table-row>
          <table:table-cell table:style-name="Tabla15.A1" table:number-columns-spanned="3" office:value-type="string">
            <text:p text:style-name="Table_20_Contents">Resumen:</text:p>
            <text:p text:style-name="Table_20_Contents">Incorporación o generación del documento de resolución</text:p>
            <text:p text:style-name="Table_20_Contents">Prerrequisitos:</text:p>
            <text:list xml:id="list2631004824818088220" text:style-name="L17">
              <text:list-item>
                <text:p text:style-name="P38">     El usuario debera tener un certificado digital vigente. </text:p>
              </text:list-item>
              <text:list-item>
                <text:p text:style-name="P38">     Realizar previamente la prueba INF -GENAUT- 001. </text:p>
              </text:list-item>
              <text:list-item>
                <text:p text:style-name="P21">     Haber realizado los pasos necesarios para tener una solicitud dada de alta hasta la fase actual. </text:p>
              </text:list-item>
            </text:list>
          </table:table-cell>
          <table:covered-table-cell/>
          <table:covered-table-cell/>
        </table:table-row>
        <table:table-row>
          <table:table-cell table:style-name="Tabla15.A1" office:value-type="string">
            <text:p text:style-name="Table_20_Contents">#:</text:p>
          </table:table-cell>
          <table:table-cell table:style-name="Tabla15.A1" office:value-type="string">
            <text:p text:style-name="Table_20_Contents">Step actions:</text:p>
          </table:table-cell>
          <table:table-cell table:style-name="Tabla15.A1" office:value-type="string">
            <text:p text:style-name="Table_20_Contents">Resultados Esperados:</text:p>
          </table:table-cell>
        </table:table-row>
        <table:table-row>
          <table:table-cell table:style-name="Tabla15.A1" office:value-type="string">
            <text:p text:style-name="Table_20_Contents">1</text:p>
          </table:table-cell>
          <table:table-cell table:style-name="Tabla15.A1" office:value-type="string">
            <text:p text:style-name="Table_20_Contents">1. Se abre la ventana de Documentos y, de esta forma, se actualiza el estado de la entrega para el documento de resolución.</text:p>
          </table:table-cell>
          <table:table-cell table:style-name="Tabla15.A1" office:value-type="string">
            <text:p text:style-name="Table_20_Contents">Se comprueba que la actualización del estado del documento de resolución con respecto a Portafirmas es correcto posibles estados: Pendiente de Firma, Devuelto o Firmado.)</text:p>
          </table:table-cell>
        </table:table-row>
        <table:table-row>
          <table:table-cell table:style-name="Tabla15.A1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15.A1" office:value-type="string">
            <text:p text:style-name="Table_20_Contents">Complejidad:</text:p>
          </table:table-cell>
          <table:table-cell table:style-name="Tabla15.A1" table:number-columns-spanned="2" office:value-type="string">
            <text:p text:style-name="Table_20_Contents">Media</text:p>
          </table:table-cell>
          <table:covered-table-cell/>
        </table:table-row>
        <table:table-row>
          <table:table-cell table:style-name="Tabla15.A1" office:value-type="string">
            <text:p text:style-name="Table_20_Contents">Número de pasos:</text:p>
          </table:table-cell>
          <table:table-cell table:style-name="Tabla15.A1" table:number-columns-spanned="2" office:value-type="string">
            <text:p text:style-name="Table_20_Contents">1</text:p>
          </table:table-cell>
          <table:covered-table-cell/>
        </table:table-row>
        <table:table-row>
          <table:table-cell table:style-name="Tabla15.A1" office:value-type="string">
            <text:p text:style-name="Table_20_Contents">Rev.:</text:p>
          </table:table-cell>
          <table:table-cell table:style-name="Tabla15.A1" table:number-columns-spanned="2" office:value-type="string">
            <text:p text:style-name="P6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, Helvetica, sans-serif" fo:font-size="9pt" style:font-name-asian="Arial" style:font-family-asian="Arial, Helvetica, sans-serif" style:font-size-asian="9pt" style:font-name-complex="Arial" style:font-family-complex="Arial, Helvetica, sans-serif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left="0cm" fo:margin-right="0cm" fo:margin-top="1.323cm" fo:margin-bottom="1.323cm" style:contextual-spacing="false" fo:text-align="start" style:justify-single-word="false" fo:text-indent="0cm" style:auto-text-indent="false"/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Arial" fo:font-family="Arial, Helvetica, sans-serif" fo:font-size="10pt" style:font-name-asian="Arial" style:font-family-asian="Arial, Helvetica, sans-serif" style:font-size-asian="10pt" style:font-name-complex="Arial" style:font-family-complex="Arial, Helvetica, sans-serif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margin-top="0.353cm" fo:margin-bottom="0.212cm" style:contextual-spacing="false" fo:text-indent="0.265cm" style:auto-text-indent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margin-top="0.247cm" fo:margin-bottom="0.212cm" style:contextual-spacing="false" fo:text-indent="0.265cm" style:auto-text-indent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cm" fo:margin-right="0cm" fo:margin-top="0.212cm" fo:margin-bottom="0.212cm" style:contextual-spacing="false" fo:text-indent="0.529cm" style:auto-text-indent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Cuerpo_20_de_20_texto.important" style:display-name="Cuerpo de texto.important" style:family="paragraph" style:parent-style-name="Text_20_body">
      <style:text-properties fo:color="#ff0000"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00" style:text-line-through-style="none" style:text-line-through-type="none" style:text-underline-style="none" style:text-blinking="false" style:text-overline-style="none" style:text-overline-color="font-color"/>
    </style:style>
    <style:style style:name="Visited_20_Internet_20_Link" style:display-name="Visited Internet Link" style:family="text">
      <style:text-properties fo:color="#000000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none" fo:padding="0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spec Infocor - Pruebas Solicitudes de Informes Vinculantes (ICINF)</dc:title>
    <meta:generator>LibreOffice/4.2.7.2$Linux_X86_64 LibreOffice_project/420m0$Build-2</meta:generator>
    <dc:date>2014-11-19T12:58:24.566624372</dc:date>
    <meta:editing-duration>P0D</meta:editing-duration>
    <meta:editing-cycles>1</meta:editing-cycles>
    <meta:document-statistic meta:table-count="15" meta:image-count="1" meta:object-count="0" meta:page-count="9" meta:paragraph-count="325" meta:word-count="2031" meta:character-count="12579" meta:non-whitespace-character-count="10609"/>
  </office:meta>
</office:document-meta>
</file>